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Bitstream Vera Serif" fo:font-size="14pt" style:font-size-asian="14pt" style:font-name-complex="Bitstream Vera Serif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Bitstream Vera Serif" fo:font-size="14pt" style:font-size-asian="14pt" style:font-name-complex="Bitstream Vera Serif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Bitstream Vera Serif" fo:font-size="14pt" style:font-size-asian="14pt" style:font-name-complex="Bitstream Vera Serif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Bitstream Vera Serif" fo:font-size="14pt" fo:font-style="italic" style:font-size-asian="14pt" style:font-style-asian="italic" style:font-name-complex="Bitstream Vera Serif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6" style:family="paragraph" style:parent-style-name="Standard">
      <style:paragraph-properties fo:line-height="150%"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Bitstream Vera Serif" fo:font-size="16pt" fo:font-style="normal" style:font-size-asian="16pt" style:font-style-asian="normal" style:font-name-complex="Bitstream Vera Serif" style:font-size-complex="16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Bitstream Vera Serif" fo:font-size="22pt" fo:font-style="italic" style:font-size-asian="22pt" style:font-style-asian="italic" style:font-name-complex="Bitstream Vera Serif" style:font-size-complex="22pt" style:font-style-complex="italic"/>
    </style:style>
    <style:style style:name="P12" style:family="paragraph" style:parent-style-name="Standard">
      <style:paragraph-properties fo:line-height="150%" fo:text-align="center" style:justify-single-word="false"/>
      <style:text-properties style:font-name="Bitstream Vera Serif" fo:font-size="26pt" fo:font-style="italic" style:text-underline-style="solid" style:text-underline-width="auto" style:text-underline-color="font-color" style:font-size-asian="26pt" style:font-style-asian="italic" style:font-name-complex="Bitstream Vera Serif" style:font-size-complex="26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14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15" style:family="paragraph" style:parent-style-name="Standard">
      <style:paragraph-properties fo:line-height="150%" fo:text-align="start" style:justify-single-word="false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P18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P19" style:family="paragraph" style:parent-style-name="Standard" style:master-page-name="Standard">
      <style:paragraph-properties fo:text-align="start" style:justify-single-word="false" style:page-number="auto"/>
      <style:text-properties style:font-name="Bitstream Vera Serif" fo:font-size="14pt" style:font-size-asian="14pt" style:font-name-complex="Bitstream Vera Serif" style:font-size-complex="14pt"/>
    </style:style>
    <style:style style:name="P20" style:family="paragraph" style:parent-style-name="Header">
      <style:text-properties fo:font-size="6pt" style:font-size-asian="6pt" style:font-size-complex="6pt"/>
    </style:style>
    <style:style style:name="T1" style:family="text">
      <style:text-properties style:font-name="Bitstream Vera Serif" fo:font-size="16pt" style:font-size-asian="16pt" style:font-name-complex="Bitstream Vera Serif" style:font-size-complex="16pt"/>
    </style:style>
    <style:style style:name="T2" style:family="text">
      <style:text-properties fo:font-size="6pt" style:font-size-asian="6pt" style:font-size-complex="6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178cm" draw:visible-area-height="3.117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5">Presentata in <text:s/>data <text:s/>: _________________________________________</text:p>
      <text:p text:style-name="P5"/>
      <text:p text:style-name="P5">Prot. N° : _______________________ del _________________________</text:p>
      <text:p text:style-name="P5"/>
      <text:p text:style-name="P5"/>
      <text:p text:style-name="P6">Richiedente: _________________________________________________</text:p>
      <text:p text:style-name="P15"><text:span text:style-name="T1"><text:s text:c="21"/>_________________________________________________</text:span></text:p>
      <text:p text:style-name="P8"/>
      <text:p text:style-name="P8"/>
      <text:p text:style-name="P8"/>
      <text:p text:style-name="P11">Legge Regionale n.16/2008</text:p>
      <text:p text:style-name="P4"/>
      <text:p text:style-name="P12">DENUNCIA di INIZIO ATTIVITA'</text:p>
      <text:p text:style-name="P7">___________________________________________________</text:p>
      <text:p text:style-name="P10"/>
      <text:p text:style-name="P2"/>
      <text:p text:style-name="P8">_______________________________________________________________</text:p>
      <text:p text:style-name="P9"/>
      <text:p text:style-name="P8">_______________________________________________________________</text:p>
      <text:p text:style-name="P9"/>
      <text:p text:style-name="P8">_______________________________________________________________</text:p>
      <text:p text:style-name="P3"/>
      <text:p text:style-name="P3"/>
      <text:p text:style-name="P8">presso l'immobile sito in Savona,</text:p>
      <text:p text:style-name="P2"/>
      <text:p text:style-name="P2"/>
      <text:p text:style-name="P2">_______________________________________________________________________</text:p>
      <text:p text:style-name="P2"/>
      <text:p text:style-name="P2"/>
      <text:p text:style-name="P2"/>
      <text:p text:style-name="P1">Il Tecnico : <text:s/>___________________________________________________________</text:p>
      <text:p text:style-name="P13"/>
      <text:p text:style-name="P13">Note: <text:s text:c="2"/>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3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Header">
      <style:text-properties fo:font-size="6pt" style:font-size-asian="6pt" style:font-size-complex="6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Cornice1" text:anchor-type="char" svg:x="2.316cm" svg:y="0.275cm" svg:width="14.727cm" svg:height="2.704cm" draw:z-index="1"><draw:text-box><text:p text:style-name="MP1">Comune di Savona</text:p><text:p text:style-name="MP2">Settore Pianificazione Territoriale ed Ambientale</text:p><text:p text:style-name="MP3">Sportello Unico per l’Edilizia</text:p><text:p text:style-name="MP4"/></draw:text-box></draw:frame><draw:frame draw:style-name="Mfr2" draw:name="Oggetto1" text:anchor-type="as-char" svg:width="2.178cm" svg:height="3.117cm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5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8-05-27T10:10:43</meta:creation-date>
    <meta:print-date>2008-10-23T09:57:00</meta:print-date>
    <meta:editing-cycles>1</meta:editing-cycles>
    <meta:editing-duration>PT2H</meta:editing-duration>
    <meta:document-statistic meta:table-count="0" meta:image-count="0" meta:object-count="1" meta:page-count="1" meta:paragraph-count="18" meta:word-count="49" meta:character-count="904"/>
    <meta:generator>OpenOffice/4.0.0$Win32 OpenOffice.org_project/400m3$Build-9702</meta:generator>
  </office:meta>
</office:document-meta>
</file>